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Arial1" style:font-size-complex="12pt"/>
    </style:style>
    <style:style style:name="T2" style:family="text">
      <style:text-properties fo:font-size="12pt" style:font-name-asian="Times New Roman" style:font-size-asian="12pt" style:language-asian="pl" style:country-asian="PL" style:font-name-complex="Arial1" style:font-size-complex="12pt" style:font-weight-complex="bold"/>
    </style:style>
    <style:style style:name="T3" style:family="text">
      <style:text-properties fo:font-size="12pt" fo:font-weight="bold" style:font-name-asian="Times New Roman" style:font-size-asian="12pt" style:language-asian="pl" style:country-asian="PL" style:font-weight-asian="bold" style:font-name-complex="Arial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oBack"/><text:span text:style-name="T2">24 listopada 2007 r.</text:span></text:p>
      <text:p text:style-name="P1"><text:span text:style-name="T3">Minister Finansów Jan Vincent-Rostowski:</text:span></text:p>
      <text:p text:style-name="P1"><text:span text:style-name="T1">    Panie Marszałku! Panie Posłanki, Panowie Posłowie! W imieniu rządu przedstawiam Wysokiej Izbie projekt budżetu państwa na rok 2008.</text:span></text:p>
      <text:p text:style-name="P1"><text:span text:style-name="T1">    Budżet państwa jest jednym z kluczowych instrumentów realizacji polityki gospodarczej rządu. Fundamentalne zasady tej polityki zostały państwu przedstawione w exposé premiera. Zasady te wyznaczają strategiczne cele, których realizacja zagwarantuje szybki, trwały i stabilny rozwój gospodarczy.</text:span></text:p>
      <text:p text:style-name="P1"><text:span text:style-name="T1">    Polityka finansowa państwa musi zapewnić niezakłócone funkcjonowanie instytucji publicznych oraz nakłady niezbędne na obronę narodową, bezpieczeństwo publiczne i realizację polityki społecznej rządu. Z drugiej strony musi ona gwarantować szybki, trwały i stabilny rozwój gospodarczy, będący źródłem finansowania potrzeb państwa w następnych latach. To wymaga możliwie silnego wsparcia finansowego wszystkich dziedzin kluczowych dla rozwoju, w tym edukacji, nauki i budowy nowoczesnej infrastruktury gospodarczej.</text:span></text:p>
      <text:p text:style-name="P1"><text:span text:style-name="T1">    Wiemy jednak, że głównym źródłem rozwoju gospodarczego i jedynym w ostatecznym rachunku źródłem dochodów państwa jest praca i przedsiębiorczość jego obywateli. Każda złotówka przekazana przez obywateli do budżetu ogranicza możliwości finansowania przez nich samych ich potrzeb, w tym także wydatków powiększających ich kapitał ludzki, a każda złotówka przekazana do budżetu przez podmiot gospodarczy ogranicza możliwości finansowania rozwoju tego podmiotu. To oznacza, że im więcej danin publicznych ponad prawdziwe potrzeby sfinansowania funkcji państwa obywatele i przedsiębiorstwa zapłacą dzisiaj, tym mniej będą mogli zapłacić w następnych latach. Planując wysokość i sposób wykorzystania wydatków publicznych, trzeba zawsze mieć na uwadze tę zależność i fakt, że jeśli wydatki przekraczają dochody, wtedy rośnie dług publiczny, a wysoki w relacji do dochodu narodowego dług publiczny jest w równym stopniu nie do pogodzenia z szybkim rozwojem gospodarczym, jak nadmierne obciążenia fiskalne.</text:span></text:p>
      <text:p text:style-name="P1"><text:span text:style-name="T1">    Wysoki Sejmie! Najważniejszą zmianą, jaka nastąpi pod rządami koalicji Platformy Obywatelskiej i Polskiego Stronnictwa Ludowego w sferze gospodarki, będzie przesunięcie uwagi z celów do osiągnięcia dziś na cele średniookresowe. Naszym zadaniem jest takie ukształtowanie polityki gospodarczej, żeby po czterech latach spokojnej pracy polska gospodarka była silniejsza niż obecnie. Silniejsza, to znaczy zdolna do szybkiego wzrostu i bardziej odporna na zagrożenia zewnętrzne i wewnętrzne, które zawsze towarzyszą rozwojowi gospodarczemu. Polityka gospodarcza rządu gwarantująca realizację tego celu musi opierać się na sześciu strategicznych priorytetach.</text:span></text:p>
      <text:p text:style-name="P1"><text:span text:style-name="T1">    Pierwszym priorytetem jest ograniczenie długu publicznego w relacji do dochodu narodowego poprzez stopniowe ograniczenie deficytu budżetowego, aż do osiągnięcia stanu bliskiego pełnej równowadze budżetowej, mierzonej wysokością deficytu strukturalnego, czyli deficytu skorygowanego o wpływ cyklu koniunkturalnego i czynników jednorazowych. Dzięki temu stopniowo będzie malało obciążenie budżetu kosztami obsługi długu publicznego, a uzyskane w ten sposób środki publiczne będą mogły być używane do realizacji innych celów priorytetowych. Równie ważne jest to, że niski dług publiczny jest warunkiem skutecznej polityki stabilizowania wzrostu gospodarczego i niezakłóconego finansowania sektora publicznego, umożliwia on bowiem zharmonizowanie planowanego salda budżetu z fazą cyklu koniunkturalnego oraz elastyczne reagowanie budżetu na wstrząsy zewnętrzne, czyli działanie tzw. automatycznych stabilizatorów. Dzięki temu w </text:span><text:soft-page-break/><text:span text:style-name="T1">okresie wolniejszego wzrostu gospodarczego nie trzeba gwałtownie ograniczać wydatków, gdyż gorsze saldo budżetu nie prowadzi do utarty wiarygodności, a więc nie naraża gospodarki na silny wzrost kosztów zaciągania nowych pożyczek. Dodatkowo pojawienie się deficytu w okresie dekoniunktury w pewnym stopniu stabilizuje popyt krajowy, ułatwiając wychodzenie z fazy spowolnienia gospodarczego. Im niższa relacja dług publiczny/dochód narodowy, tym efektywniej działają automatyczne stabilizatory. Wreszcie niski dług publiczny to wyższe inwestycje i wzrost dzięki większej ufności inwestorów, zarówno krajowych, jak i zagranicznych, w to, że sytuacja gospodarcza kraju jest stabilna. Z tych wszystkich powodów zamierzamy do roku 2011 ograniczyć dług publiczny w relacji do PKB o 4 do 7 punktów procentowych.</text:span></text:p>
      <text:p text:style-name="P1"><text:span text:style-name="T1">    Drugi priorytet to obniżenie obciążeń fiskalnych. Mając na uwadze potrzeby jednoczesnego ograniczenia długu publicznego, będziemy ten cel realizować z należytą równowagą, lecz konsekwentnie. Dlatego zdecydowani jesteśmy utrzymać uchwaloną przez poprzedni rząd obniżkę składki rentowej i wchodzące w życie w 2009 r. obniżki stawek PIT. W następnych latach będziemy kontynuować obniżki stawek tego podatku. To będzie kolejny krok do budowy silniejszej gospodarki, bowiem niższy fiskalizm zachęca do rozwoju, do pracy, do wyjścia z szarej strefy, a to wszystko umożliwia szybszy wzrost dochodu narodowego w następnych latach, a z nim wyższe dochody państwa. Te większe przychody będzie można przeznaczyć na cele rozwojowe oraz socjalne, a także na umocnienie równowagi budżetowej. Zamierzamy konsekwentnie unikać istniejącej w polskiej polityce pewnej skłonności do podatkowej gospodarki rabunkowej, czyli do wykorzystywania do maksimum obecnych zasobów finansowych obywateli na bieżące potrzeby państwa, bez zostawienia im szansy na przyszły rozwój.</text:span></text:p>
      <text:p text:style-name="P1"><text:span text:style-name="T1">    Trzecim priorytetem jest wzrost wydatków rozwojowych i uzasadnionych wydatków socjalnych. W przypadku wydatków rozwojowych będziemy szczególnie dbać o zwiększenie środków na edukację i naukę, tym samym wspierając ewolucję naszej gospodarki w kierunku gospodarki opartej na wiedzy. Zanim jednak osiągniemy ten cel, musimy nadrobić ewidentne zaniedbania w sferze rozwoju tradycyjnej infrastruktury gospodarczej, w tym przede wszystkim budowę dróg, co jest celem szczególnie pilnym wobec perspektywy organizacji Euro 2012. W sferze wydatków socjalnych naszym priorytetem jest wsparcie zmian w systemie opieki zdrowotnej i radykalne ograniczenie sfery ubóstwa przez skuteczniejszą pomoc dla niezatrudnionych we wchodzeniu na rynek pracy oraz większe i lepiej niż dotychczas adresowane wsparcie dla osób w szczególnie trudnej sytuacji, w tym także niepełnosprawnych.</text:span></text:p>
      <text:p text:style-name="P1"><text:span text:style-name="T1">    Wszystkie wyżej wymienione priorytety są równie ważne i żaden nie może być realizowany kosztem innych. Ich jednoczesna realizacja jest jednak możliwa pod warunkiem, że będziemy działali rozważnie, dzieląc między te zadania pozytywne skutki wzrostu gospodarczego. Z kolei postęp w ich realizacji będzie wzmacniał rozwój gospodarczy, stwarzając coraz większe pole manewru w następnych latach. W średnim okresie te cele nie kolidują ze sobą, ale wprost przeciwnie, nawzajem się uzupełniają i wzmacniają. Dodatkowym wzmocnieniem priorytetów polityki finansowej rządu będą radykalne działania w innych sferach polityki gospodarczej.</text:span></text:p>
      <text:p text:style-name="P1"><text:span text:style-name="T1">    Czwartym priorytetem polityki gospodarczej rządu jest prywatyzacja. Przyśpieszenie prywatyzacji pozwoli szybciej złagodzić ciężar długu publicznego, ale przede wszystkim zapewni szybszy i bardziej efektywny rozwój prywatyzowanych przedsiębiorstw, co także przełoży się na wzrost dochodów budżetowych. Polska potrzebuje prywatyzacji konsekwentnej, znaczącej i mądrze rozpisanej na najbliższe </text:span><text:soft-page-break/><text:span text:style-name="T1">cztery lata oraz znacznie lepszego zarządzania aktywami, które nadal pozostaną w rękach Skarbu Państwa, tak by z tego majątku można było obniżyć dług publiczny, średnio o pół do jednego punktu procentowego rocznie.</text:span></text:p>
      <text:p text:style-name="P1"><text:span text:style-name="T1">    Następnym szczególnie ważnym priorytetem jest liberalizacja gospodarki. Po radykalnych reformach pierwszego roku transformacji, w następnych latach w tej dziedzinie mieliśmy często do czynienia raczej z regresem niż postępem. Musimy nie tylko zmniejszyć stawki podatków, ale uprościć cały system podatkowy, radykalnie zmienić funkcjonowanie administracji gospodarczej, tak by była ona wsparciem, a nie przeszkodą dla przedsiębiorczości. W tym obszarze będziemy korzystali z doświadczeń unijnego programu ˝Lepsza regulacja˝. Szczególnie ważne jest istotne usprawnienie procedur związanych z wykorzystywaniem funduszy unijnych. Ważna jest także poprawa funkcjonowania sądownictwa gospodarczego, bo wolny rynek może dobrze funkcjonować tylko tam, gdzie jego uczestnicy mogą skutecznie egzekwować swoje prawa.</text:span></text:p>
      <text:p text:style-name="P1"><text:span text:style-name="T1">    Postęp osiągnięty w realizacji powyższych priorytetów będzie gwarancją bezpiecznej i korzystnej dla wszystkich obywateli realizacji ostatniego z naszych priorytetów: przygotowania polskiej gospodarki do wprowadzenia wspólnej waluty europejskiej - euro. Sfinalizowanie tego zadania, czyli zastąpienie złotego przez wspólną walutę europejską, przekracza horyzont jednej kadencji parlamentu. Przyjęcie euro będzie nie tylko ukoronowaniem procesu integracji gospodarczej z Unią Europejską, ale też jednym z najważniejszych warunków utrzymania stabilnego i wysokiego wzrostu gospodarczego w długim okresie. Dlatego cel ten powinien być realizowany jak najszybciej, ale w sposób, który zagwarantuje maksimum korzyści dla naszej gospodarki i obywateli. Tak się stanie, gdy przewidziany traktatami europejskimi proces przechodzenia na wspólną walutę rozpoczniemy, mając już gospodarkę stabilną, elastyczną, z silnymi finansami publicznymi, podążającą ścieżką szybkiego wzrostu gospodarczego. Dlatego realizację naszego programu gospodarczego musimy rozpocząć niezwłocznie, ale działać będziemy rozważnie i konsekwentnie.</text:span></text:p>
      <text:p text:style-name="P1"><text:span text:style-name="T1">    Panie Marszałku! Panie Posłanki! Panowie Posłowie! Przedstawiany państwu projekt budżetu jest wynikiem prac poprzedniej Rady Ministrów. Jako narzędzie realizacji strategii gospodarczej naszego rządu, ma wiele wad. Jednak decydujące znaczenie dla decyzji rządu o przyjęciu tego projektu, jako punktu wyjścia do dalszych prac w Sejmie, miał czynnik czasu. Prace nad przygotowaniem budżetu trwają wiele miesięcy i tyle musiałyby zająć obecnemu rządowi, aby zagwarantować, że nowy projekt będzie zdecydowanie lepszy od poprzedniego. Nie mamy tyle czasu, a nie chcemy opierać funkcjonowania tak ważnej sfery życia Polaków na instrumencie o charakterze nadzwyczajnym, jakim jest prowizorium budżetowe. Dlatego przedstawiamy Wysokiej Izbie budżet opracowany przez poprzedni rząd w przekonaniu, że w trakcie prac Sejmu, wspólnie ze wspierającymi rząd klubami poselskimi, opracujemy poprawki dostosowujące budżet do potrzeb polityki gospodarczej nowego rządu.</text:span></text:p>
      <text:p text:style-name="P1"><text:span text:style-name="T1">    Wysoka Izbo! Chciałbym zaprezentować Wysokiej Izbie główne założenia, na których opiera się projekt ustawy budżetowej na 2008 r. Rozpocznę od omówienia sytuacji gospodarki Polski i zakładanych perspektyw jej rozwoju w najbliższym okresie. Następnie przejdę do najważniejszych kwestii związanych z kształtem samego budżetu.</text:span></text:p>
      <text:p text:style-name="P1"><text:span text:style-name="T1">    Gospodarka Polski znajduje się obecnie na ścieżce wysokiego wzrostu. Bieżące wyniki wskazują jednak na pewne spowolnienie dynamiki wzrostu gospodarczego. Oznacza to, że górny punkt zwrotny w cyklu koniunkturalnym prawdopodobnie mamy </text:span><text:soft-page-break/><text:span text:style-name="T1">za sobą i wchodzimy w fazę nieco wolniejszego wzrostu. Prognoza, która jest podstawą przedkładanego projektu budżetowego, zakłada, że spowolnienie tempa wzrostu gospodarczego będzie stosunkowo łagodne. W horyzoncie 3-letnim realny wzrost PKB obniży się z 6,5% przewidywanych na 2007 r. do 5,5% w 2008 r., 5,2% w roku 2009 i 5% w 2010 r. Dla porównania: prognozowane przez Komisję Europejską średnie tempo wzrostu dla krajów Unii Europejskiej w roku 2007 wynosi 2,9%, a w 2008 r. - 2,4%. Tym samym, jeśli nie nastąpią silne zjawiska kryzysowe, Polska ma szansę stopniowo zmniejszać dystans dzielący nas od krajów Europy Zachodniej.</text:span></text:p>
      <text:p text:style-name="P1"><text:span text:style-name="T1">    W projekcie budżetu założono, że w 2008 r. tempo wzrostu gospodarczego zwolni do 5,5%, przy czym głównymi czynnikami wzrostu pozostaną konsumpcja i inwestycje. Realny wzrostu spożycia indywidualnego gospodarstw domowych założono na 6,2%, wobec 6% przewidywanego na rok bieżący. Będzie on efektem lepszej sytuacji na rynku pracy, która przekłada się na poprawę sytuacji polskich rodzin. Spożycie indywidualne wzrośnie również dzięki obniżce klina podatkowego oraz waloryzacji rent i emerytur. Na 2008 r. założono również dalszy dynamiczny wzrost inwestycji, który powinien utrzymać obecne dwucyfrowe realne tempo. Udział inwestycji w PKB powinien wzrosnąć do około 25%. Pozytywną rolę w tym zakresie odegra m.in. rosnące wykorzystanie środków unijnych.</text:span></text:p>
      <text:p text:style-name="P1"><text:span text:style-name="T1">    Utrzymujący się dynamiczny wzrost popytu krajowego spowoduje jednak dalsze pogłębienie nierównowagi zewnętrznej. W roku 2008 deficyt obrotów bieżących przekroczy 5% PKB, wobec 4,2% PKB przewidywanych na rok 2007. W projekcie ustawy założono dalszą poprawę sytuacji na rynku pracy. Przeciętne zatrudnienie w sektorze przedsiębiorstw w roku 2008 powinno wzrosnąć o 3,2%, a w całej gospodarce narodowej o 2%. Budżet przewiduje również w 2008 r. spadek liczby bezrobotnych do około 1,5 mln osób, a stopa bezrobocia rejestrowanego powinna obniżyć się z 11,3% przewidywanych na 2007 r. do około 9,9%.</text:span></text:p>
      <text:p text:style-name="P1"><text:span text:style-name="T1">    Wzrostowi popytu na pracę towarzyszyć będzie wzrost wynagrodzeń. Przewidywane przeciętne wynagrodzenie w gospodarce narodowej w 2008 r. wzrośnie realnie o 3,6% - co oznacza nominalny wzrost o 6% - a przeciętne wynagrodzenie brutto w sektorze przedsiębiorstw wzrośnie realnie o 4,1%, wobec 6,6% założonego w roku bieżącym. Presja na wzrost płac powinna być łagodzona wzrostem wynagrodzeń netto, związanym z obniżeniem składki rentowej płaconej przez pracownika. Pomimo rosnącej presji inflacyjnej spowodowanej wysoką dynamiką popytu krajowego i wzrostem wynagrodzeń średnioroczny wzrost cen w gospodarce nie powinien, według projektu ustawy budżetowej, przekroczyć 2,3% w 2008 r., wobec 2,2% prognozowanych w tym dokumencie na ten rok.</text:span></text:p>
      <text:p text:style-name="P1"><text:span text:style-name="T1">    W przedkładanym projekcie budżetu państwa założono wzrost kasowego deficytu do 28,6 mld zł, wobec przewidywanego na 2007 r. wykonania na poziomie 23 mld zł. W praktyce przewidywany niedobór budżetu państwa ulegnie więc pogłębieniu o prawie 6 mld zł, a w sytuacji jeszcze lepszej realizacji budżetu w 2007 r. różnica ta może być nawet większa. Należy jednak pamiętać, że dobra realizacja budżetu w roku 2007 wynika przede wszystkim z bardzo wysokiego tempa wzrostu gospodarczego. Zatem w roku 2008 wpływ tego czynnika, z uwagi na spowolnienie tempa wzrostu, będzie już słabszy. Ponadto wystąpią dodatkowe koszty powodujące z jednej strony ograniczenie dochodów, a z drugiej strony wzrost wydatków. Przykładowo: po stronie dochodowej konsekwencje wprowadzenia przez poprzedni parlament ulgi podatkowej na każde dziecko przyniosą ubytek dochodów budżetu państwa w kwocie około 3,7 mld zł. Natomiast planowany wzrost wydatków będzie związany m.in. z nowymi projektami, np. z 5-letnim programem budowy dróg.</text:span></text:p>
      <text:p text:style-name="P1"><text:soft-page-break/><text:span text:style-name="T1">    Wysoka Izbo! Chciałbym jeszcze raz podkreślić, jak wielkie znaczenie dla kondycji finansów państwa polskiego ma kwestia długu publicznego. W ustawie budżetowej na 2008 r. łączne wydatki na obsługę tego długu zaplanowano na poziomie niemal 28 mld zł. Gdyby nie wysokość długu publicznego, te pieniądze mogłyby i powinny pójść na inne cele. Proszę o tym pamiętać podczas prac nad budżetem, a także o tym, że kluczowe znaczenie dla poziomu tych wydatków ma wielkość deficytu budżetowego. Dlatego tak ważne jest konsekwentne dążenie do obniżenia zarówno poziomu długu publicznego, jak i deficytu budżetu państwa w kolejnych latach obecnej kadencji.</text:span></text:p>
      <text:p text:style-name="P1"><text:span text:style-name="T1">    Wierzę, że w toku prac parlamentarnych uda nam się dopracować część z zapisanych w budżecie rozwiązań. Wierzę też, że jest naszym wspólnym celem, aby budżet państwa realizowany w roku 2008 sprzyjał budowaniu stabilnych fundamentów wzrostu gospodarczego i zapewniał poprawę poziomu życia wszystkich Polaków. Dlatego też zwracam się do pań posłanek i do panów posłów z prośbą o konstruktywną pracę nad tym dokumentem, abyśmy mogli wspólnie zrealizować ten cel.</text:span></text:p>
      <text:p text:style-name="P1"><text:span text:style-name="T1">    Wysoki Sejmie! Wnoszę o rozpoczęcie prac nad przedstawioną przez rząd ustawą budżetową na rok 2008. Dziękuję za uwag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2:19:00</meta:creation-date>
    <dc:date>2013-01-09T12:20:00</dc:date>
    <meta:editing-duration>PT1S</meta:editing-duration>
    <meta:generator>LibreOffice/3.6$Windows_x86 LibreOffice_project/2ef5aff-a6fb0ff-166bdff-cf087ad-0f1389</meta:generator>
    <meta:document-statistic meta:table-count="0" meta:image-count="0" meta:object-count="0" meta:page-count="5" meta:paragraph-count="24" meta:word-count="2116" meta:character-count="15965" meta:non-whitespace-character-count="137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